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17cm" svg:stroke-color="#241f1f" draw:stroke-linejoin="round" svg:stroke-linecap="round" draw:fill="none" fo:padding-top="0.008cm" fo:padding-bottom="0.008cm" fo:padding-left="0.008cm" fo:padding-right="0.008cm" loext:decorative="false"/>
    </style:style>
    <style:style style:name="gr3" style:family="graphic" style:parent-style-name="standard">
      <style:graphic-properties draw:stroke="none" draw:fill="solid" draw:fill-color="#241f1f" loext:decorative="false"/>
    </style:style>
    <style:style style:name="gr4" style:family="graphic" style:parent-style-name="standard">
      <style:graphic-properties draw:stroke="solid" svg:stroke-width="0.008cm" svg:stroke-color="#241f1f" draw:stroke-linejoin="round" svg:stroke-linecap="round" draw:fill="none" fo:padding-top="0.004cm" fo:padding-bottom="0.004cm" fo:padding-left="0.004cm" fo:padding-right="0.004cm" loext:decorative="false"/>
    </style:style>
    <style:style style:name="P1" style:family="paragraph">
      <loext:graphic-properties draw:fill="none"/>
    </style:style>
    <style:style style:name="P2" style:family="paragraph">
      <loext:graphic-properties draw:fill="solid" draw:fill-color="#241f1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line draw:style-name="gr2" draw:text-style-name="P1" draw:layer="layout" svg:x1="0.812cm" svg:y1="0.84cm" svg:x2="0.812cm" svg:y2="3.245cm">
            <text:p/>
          </draw:line>
          <draw:polygon draw:style-name="gr3" draw:text-style-name="P2" draw:layer="layout" svg:width="0.185cm" svg:height="0.184cm" svg:x="0.719cm" svg:y="0.68cm" svg:viewBox="0 0 186 185" draw:points="186,185 94,0 0,185">
            <text:p/>
          </draw:polygon>
          <draw:line draw:style-name="gr2" draw:text-style-name="P1" draw:layer="layout" svg:x1="0.299cm" svg:y1="2.732cm" svg:x2="8.348cm" svg:y2="2.732cm">
            <text:p/>
          </draw:line>
          <draw:polygon draw:style-name="gr3" draw:text-style-name="P2" draw:layer="layout" svg:width="0.185cm" svg:height="0.184cm" svg:x="8.324cm" svg:y="2.64cm" svg:viewBox="0 0 186 185" draw:points="0,0 186,93 0,185">
            <text:p/>
          </draw:polygon>
          <draw:polyline draw:style-name="gr2" draw:text-style-name="P1" draw:layer="layout" svg:width="2.052cm" svg:height="1.857cm" svg:x="0.812cm" svg:y="0.875cm" svg:viewBox="0 0 2053 1858" draw:points="0,1858 34,1602 72,1345 106,1087 140,961 212,704 280,513 386,256 489,61 562,0 630,61 702,191 770,448 883,574 1000,639 1113,574 1171,448 1225,318 1284,256 1328,256 1376,318 1420,448 1509,704 1557,831 1602,1087 1646,1217 1691,1345 1783,1602 1872,1732 1964,1797 2053,1858">
            <text:p/>
          </draw:polyline>
          <draw:line draw:style-name="gr2" draw:text-style-name="P1" draw:layer="layout" svg:x1="0.812cm" svg:y1="1.165cm" svg:x2="0.812cm" svg:y2="1.145cm">
            <text:p/>
          </draw:line>
          <draw:line draw:style-name="gr2" draw:text-style-name="P1" draw:layer="layout" svg:x1="0.812cm" svg:y1="1.042cm" svg:x2="0.812cm" svg:y2="1.022cm">
            <text:p/>
          </draw:line>
          <draw:line draw:style-name="gr2" draw:text-style-name="P1" draw:layer="layout" svg:x1="0.812cm" svg:y1="0.919cm" svg:x2="0.812cm" svg:y2="0.899cm">
            <text:p/>
          </draw:line>
          <draw:line draw:style-name="gr2" draw:text-style-name="P1" draw:layer="layout" svg:x1="0.825cm" svg:y1="0.81cm" svg:x2="0.846cm" svg:y2="0.81cm">
            <text:p/>
          </draw:line>
          <draw:line draw:style-name="gr2" draw:text-style-name="P1" draw:layer="layout" svg:x1="0.949cm" svg:y1="0.81cm" svg:x2="0.969cm" svg:y2="0.81cm">
            <text:p/>
          </draw:line>
          <draw:line draw:style-name="gr2" draw:text-style-name="P1" draw:layer="layout" svg:x1="1.072cm" svg:y1="0.81cm" svg:x2="1.092cm" svg:y2="0.81cm">
            <text:p/>
          </draw:line>
          <draw:line draw:style-name="gr2" draw:text-style-name="P1" draw:layer="layout" svg:x1="1.195cm" svg:y1="0.81cm" svg:x2="1.215cm" svg:y2="0.81cm">
            <text:p/>
          </draw:line>
          <draw:line draw:style-name="gr2" draw:text-style-name="P1" draw:layer="layout" svg:x1="1.318cm" svg:y1="0.81cm" svg:x2="1.339cm" svg:y2="0.81cm">
            <text:p/>
          </draw:line>
          <draw:line draw:style-name="gr2" draw:text-style-name="P1" draw:layer="layout" svg:x1="1.441cm" svg:y1="0.81cm" svg:x2="1.462cm" svg:y2="0.81cm">
            <text:p/>
          </draw:line>
          <draw:line draw:style-name="gr2" draw:text-style-name="P1" draw:layer="layout" svg:x1="1.564cm" svg:y1="0.81cm" svg:x2="1.585cm" svg:y2="0.81cm">
            <text:p/>
          </draw:line>
          <draw:line draw:style-name="gr2" draw:text-style-name="P1" draw:layer="layout" svg:x1="1.687cm" svg:y1="0.81cm" svg:x2="1.708cm" svg:y2="0.81cm">
            <text:p/>
          </draw:line>
          <draw:line draw:style-name="gr2" draw:text-style-name="P1" draw:layer="layout" svg:x1="1.811cm" svg:y1="0.81cm" svg:x2="1.831cm" svg:y2="0.81cm">
            <text:p/>
          </draw:line>
          <draw:line draw:style-name="gr2" draw:text-style-name="P1" draw:layer="layout" svg:x1="1.934cm" svg:y1="0.81cm" svg:x2="1.954cm" svg:y2="0.81cm">
            <text:p/>
          </draw:line>
          <draw:line draw:style-name="gr2" draw:text-style-name="P1" draw:layer="layout" svg:x1="2.057cm" svg:y1="0.81cm" svg:x2="2.077cm" svg:y2="0.81cm">
            <text:p/>
          </draw:line>
          <draw:line draw:style-name="gr2" draw:text-style-name="P1" draw:layer="layout" svg:x1="2.18cm" svg:y1="0.81cm" svg:x2="2.201cm" svg:y2="0.81cm">
            <text:p/>
          </draw:line>
          <draw:line draw:style-name="gr2" draw:text-style-name="P1" draw:layer="layout" svg:x1="2.303cm" svg:y1="0.81cm" svg:x2="2.324cm" svg:y2="0.81cm">
            <text:p/>
          </draw:line>
          <draw:line draw:style-name="gr2" draw:text-style-name="P1" draw:layer="layout" svg:x1="2.426cm" svg:y1="0.81cm" svg:x2="2.447cm" svg:y2="0.81cm">
            <text:p/>
          </draw:line>
          <draw:line draw:style-name="gr2" draw:text-style-name="P1" draw:layer="layout" svg:x1="2.55cm" svg:y1="0.81cm" svg:x2="2.57cm" svg:y2="0.81cm">
            <text:p/>
          </draw:line>
          <draw:line draw:style-name="gr2" draw:text-style-name="P1" draw:layer="layout" svg:x1="2.673cm" svg:y1="0.81cm" svg:x2="2.693cm" svg:y2="0.81cm">
            <text:p/>
          </draw:line>
          <draw:line draw:style-name="gr2" draw:text-style-name="P1" draw:layer="layout" svg:x1="2.796cm" svg:y1="0.81cm" svg:x2="2.816cm" svg:y2="0.81cm">
            <text:p/>
          </draw:line>
          <draw:line draw:style-name="gr2" draw:text-style-name="P1" draw:layer="layout" svg:x1="2.864cm" svg:y1="0.864cm" svg:x2="2.864cm" svg:y2="0.885cm">
            <text:p/>
          </draw:line>
          <draw:line draw:style-name="gr2" draw:text-style-name="P1" draw:layer="layout" svg:x1="2.864cm" svg:y1="0.987cm" svg:x2="2.864cm" svg:y2="1.008cm">
            <text:p/>
          </draw:line>
          <draw:line draw:style-name="gr2" draw:text-style-name="P1" draw:layer="layout" svg:x1="2.864cm" svg:y1="1.111cm" svg:x2="2.864cm" svg:y2="1.131cm">
            <text:p/>
          </draw:line>
          <draw:line draw:style-name="gr2" draw:text-style-name="P1" draw:layer="layout" svg:x1="2.864cm" svg:y1="1.234cm" svg:x2="2.864cm" svg:y2="1.254cm">
            <text:p/>
          </draw:line>
          <draw:line draw:style-name="gr2" draw:text-style-name="P1" draw:layer="layout" svg:x1="2.864cm" svg:y1="1.357cm" svg:x2="2.864cm" svg:y2="1.377cm">
            <text:p/>
          </draw:line>
          <draw:line draw:style-name="gr2" draw:text-style-name="P1" draw:layer="layout" svg:x1="2.864cm" svg:y1="1.48cm" svg:x2="2.864cm" svg:y2="1.501cm">
            <text:p/>
          </draw:line>
          <draw:line draw:style-name="gr2" draw:text-style-name="P1" draw:layer="layout" svg:x1="2.864cm" svg:y1="1.603cm" svg:x2="2.864cm" svg:y2="1.624cm">
            <text:p/>
          </draw:line>
          <draw:line draw:style-name="gr2" draw:text-style-name="P1" draw:layer="layout" svg:x1="2.864cm" svg:y1="1.726cm" svg:x2="2.864cm" svg:y2="1.747cm">
            <text:p/>
          </draw:line>
          <draw:line draw:style-name="gr2" draw:text-style-name="P1" draw:layer="layout" svg:x1="2.864cm" svg:y1="1.85cm" svg:x2="2.864cm" svg:y2="1.87cm">
            <text:p/>
          </draw:line>
          <draw:line draw:style-name="gr2" draw:text-style-name="P1" draw:layer="layout" svg:x1="2.864cm" svg:y1="1.973cm" svg:x2="2.864cm" svg:y2="1.993cm">
            <text:p/>
          </draw:line>
          <draw:line draw:style-name="gr2" draw:text-style-name="P1" draw:layer="layout" svg:x1="2.864cm" svg:y1="2.096cm" svg:x2="2.864cm" svg:y2="2.116cm">
            <text:p/>
          </draw:line>
          <draw:line draw:style-name="gr2" draw:text-style-name="P1" draw:layer="layout" svg:x1="2.864cm" svg:y1="2.219cm" svg:x2="2.864cm" svg:y2="2.24cm">
            <text:p/>
          </draw:line>
          <draw:line draw:style-name="gr2" draw:text-style-name="P1" draw:layer="layout" svg:x1="2.864cm" svg:y1="2.342cm" svg:x2="2.864cm" svg:y2="2.363cm">
            <text:p/>
          </draw:line>
          <draw:line draw:style-name="gr2" draw:text-style-name="P1" draw:layer="layout" svg:x1="2.864cm" svg:y1="2.465cm" svg:x2="2.864cm" svg:y2="2.486cm">
            <text:p/>
          </draw:line>
          <draw:line draw:style-name="gr2" draw:text-style-name="P1" draw:layer="layout" svg:x1="2.864cm" svg:y1="2.588cm" svg:x2="2.864cm" svg:y2="2.609cm">
            <text:p/>
          </draw:line>
          <draw:line draw:style-name="gr2" draw:text-style-name="P1" draw:layer="layout" svg:x1="2.864cm" svg:y1="2.712cm" svg:x2="2.864cm" svg:y2="2.732cm">
            <text:p/>
          </draw:line>
          <draw:line draw:style-name="gr2" draw:text-style-name="P1" draw:layer="layout" svg:x1="2.864cm" svg:y1="2.835cm" svg:x2="2.864cm" svg:y2="2.855cm">
            <text:p/>
          </draw:line>
          <draw:line draw:style-name="gr2" draw:text-style-name="P1" draw:layer="layout" svg:x1="2.864cm" svg:y1="2.958cm" svg:x2="2.864cm" svg:y2="2.978cm">
            <text:p/>
          </draw:line>
          <draw:path draw:style-name="gr3" draw:text-style-name="P2" draw:layer="layout" svg:width="0.088cm" svg:height="0.195cm" svg:x="8.712cm" svg:y="2.741cm" svg:viewBox="0 0 89 196" svg:d="M79 0l-13 45h23l-3 10h-23l-31 99c-4 11-6 19-6 22 0 2 0 3 1 4s2 1 3 1c2 0 6-1 10-5 2-2 7-9 16-21l6 5c-10 14-20 24-28 30-6 4-12 6-18 6-5 0-8-2-11-5s-5-6-5-11c0-6 2-15 6-27l29-98h-25l1-6c12-3 23-8 31-15 10-6 19-18 30-34z">
            <text:p/>
          </draw:path>
          <draw:line draw:style-name="gr4" draw:text-style-name="P1" draw:layer="layout" svg:x1="0.949cm" svg:y1="2.989cm" svg:x2="2.727cm" svg:y2="2.989cm">
            <text:p/>
          </draw:line>
          <draw:path draw:style-name="gr3" draw:text-style-name="P2" draw:layer="layout" svg:width="2.052cm" svg:height="0.157cm" svg:x="0.812cm" svg:y="2.91cm" svg:viewBox="0 0 2053 158" svg:d="M157 0l-157 80 157 78zM1896 0l157 80-157 78z">
            <text:p/>
          </draw:path>
          <draw:path draw:style-name="gr3" draw:text-style-name="P2" draw:layer="layout" svg:width="0.077cm" svg:height="0.125cm" svg:x="1.378cm" svg:y="3.374cm" svg:viewBox="0 0 78 126" svg:d="M0 64c0-14 2-26 6-36s10-17 17-22c5-4 11-6 17-6 9 0 17 5 24 14 10 12 14 28 14 48 0 14-2 26-6 36s-9 17-15 21c-6 5-12 7-18 7-12 0-21-7-30-21-6-11-9-25-9-41zM18 66c0 17 2 31 6 41 3 9 8 13 15 13 3 0 6-1 10-4 3-3 6-8 8-15 2-10 4-24 4-43 0-14-2-26-5-35-2-6-4-11-8-14-2-2-5-3-8-3-4 0-8 2-11 5-4 5-7 13-9 23-1 11-2 21-2 32z">
            <text:p/>
          </draw:path>
          <draw:path draw:style-name="gr3" draw:text-style-name="P2" draw:layer="layout" svg:width="0.181cm" svg:height="0.207cm" svg:x="1.239cm" svg:y="3.209cm" svg:viewBox="0 0 182 208" svg:d="M22 0h160l-17 56h-5c1-8 2-16 2-22 0-8-2-13-6-17-4-3-13-5-27-5h-17l-43 148c-5 16-7 27-7 30 0 4 1 7 4 9 4 3 10 4 18 4h7l-2 5h-89l2-5h4c8 0 14-2 18-4 3-2 6-5 8-10 2-4 6-14 10-28l42-149h-11c-13 0-23 2-31 5-7 3-13 8-18 13-5 6-8 15-11 26h-6z">
            <text:p/>
          </draw:path>
          <draw:path draw:style-name="gr3" draw:text-style-name="P2" draw:layer="layout" svg:width="0.246cm" svg:height="0.212cm" svg:x="1.812cm" svg:y="3.209cm" svg:viewBox="0 0 247 213" svg:d="M99 0l64 161 34-120c3-10 5-18 5-23 0-4-2-7-4-9-3-2-8-3-15-3-1 0-3 0-4 0l2-6h66l-2 6c-7 0-12 0-15 2-5 2-8 5-11 8-3 5-6 13-10 25l-49 172h-4l-70-176-37 129c-2 10-4 18-4 23 0 4 1 8 4 10 2 2 8 3 18 4l-2 5h-65l2-5c8-1 13-1 16-2 4-2 7-4 9-8 3-4 7-12 10-23l43-147c-4-7-9-11-13-13-5-3-12-4-21-4l1-6z">
            <text:p/>
          </draw:path>
          <draw:path draw:style-name="gr3" draw:text-style-name="P2" draw:layer="layout" svg:width="0.181cm" svg:height="0.207cm" svg:x="2.053cm" svg:y="3.209cm" svg:viewBox="0 0 182 208" svg:d="M23 0h159l-17 56h-5c2-8 3-16 3-22 0-8-3-13-7-17-4-3-13-5-27-5h-17l-42 148c-5 16-7 27-7 30 0 4 1 7 5 9 3 3 9 4 17 4h7l-2 5h-90l2-5h4c9 0 15-2 19-4 3-2 6-5 8-10 2-4 6-14 10-28l42-149h-11c-13 0-23 2-30 5-8 3-14 8-19 13-4 6-8 15-11 26h-7z">
            <text:p/>
          </draw:path>
          <draw:path draw:style-name="gr3" draw:text-style-name="P2" draw:layer="layout" svg:width="0.16cm" svg:height="0.072cm" svg:x="1.572cm" svg:y="3.301cm" svg:viewBox="0 0 161 73" svg:d="M0 0h161v14h-161zM0 58h161v15h-161z">
            <text:p/>
          </draw:path>
          <draw:line draw:style-name="gr2" draw:text-style-name="P1" draw:layer="layout" svg:x1="7.996cm" svg:y1="1.706cm" svg:x2="8.016cm" svg:y2="1.706cm">
            <text:p/>
          </draw:line>
          <draw:line draw:style-name="gr2" draw:text-style-name="P1" draw:layer="layout" svg:x1="8.119cm" svg:y1="1.706cm" svg:x2="8.139cm" svg:y2="1.706cm">
            <text:p/>
          </draw:line>
          <draw:line draw:style-name="gr2" draw:text-style-name="P1" draw:layer="layout" svg:x1="8.242cm" svg:y1="1.706cm" svg:x2="8.262cm" svg:y2="1.706cm">
            <text:p/>
          </draw:line>
          <draw:line draw:style-name="gr2" draw:text-style-name="P1" draw:layer="layout" svg:x1="8.365cm" svg:y1="1.706cm" svg:x2="8.385cm" svg:y2="1.706cm">
            <text:p/>
          </draw:line>
          <draw:line draw:style-name="gr2" draw:text-style-name="P1" draw:layer="layout" svg:x1="8.488cm" svg:y1="1.706cm" svg:x2="8.509cm" svg:y2="1.706cm">
            <text:p/>
          </draw:line>
          <draw:path draw:style-name="gr3" draw:text-style-name="P2" draw:layer="layout" svg:width="0.146cm" svg:height="0.235cm" svg:x="0.487cm" svg:y="2.872cm" svg:viewBox="0 0 147 236" svg:d="M0 119c0-26 4-48 12-66 8-19 18-33 31-42 11-7 21-11 32-11 17 0 33 9 47 27 17 22 25 51 25 89 0 26-3 48-11 67-7 18-17 31-29 40-12 8-23 13-34 13-22 0-40-14-55-39-12-22-18-47-18-78zM33 123c0 31 4 57 11 77 7 16 17 24 30 24 6 0 12-2 18-8 7-5 12-14 15-27 5-19 8-46 8-81 0-25-3-47-8-64-4-13-10-22-16-27-4-4-10-6-16-6-8 0-15 3-20 10-9 9-15 24-18 44s-4 39-4 58z">
            <text:p/>
          </draw:path>
          <draw:path draw:style-name="gr3" draw:text-style-name="P2" draw:layer="layout" svg:width="0.162cm" svg:height="0.154cm" svg:x="0.54cm" svg:y="0.387cm" svg:viewBox="0 0 163 155" svg:d="M72 0c5 5 10 11 12 17 2 4 5 14 10 31l15-22c4-5 8-10 14-15s11-8 15-10c2-1 5-1 9-1 5 0 8 1 11 3 3 3 5 6 5 10s-1 7-3 8c-3 3-7 5-11 5-2 0-5-1-7-2-6-2-9-3-11-3-3 0-6 2-10 5-7 6-15 17-25 34l14 58c2 9 4 14 6 16 1 2 3 2 4 2 2 0 5-1 8-3 7-5 12-12 16-20l6 3c-7 13-16 24-27 32-6 5-11 7-15 7-7 0-12-3-15-10-3-4-7-23-15-57-17 31-31 50-41 59-7 6-14 8-20 8-5 0-10-1-13-4s-4-6-4-10 1-7 3-10c3-2 7-3 10-3 4 0 8 2 12 5 3 3 5 4 6 4 2 0 3-1 6-3 5-4 12-13 21-27 9-15 15-25 17-31-6-27-10-41-11-43-2-7-5-12-10-15-4-3-10-5-17-5-3 0-6 0-9 1v-7z">
            <text:p/>
          </draw:path>
          <draw:path draw:style-name="gr3" draw:text-style-name="P2" draw:layer="layout" svg:width="0.088cm" svg:height="0.196cm" svg:x="0.855cm" svg:y="0.345cm" svg:viewBox="0 0 89 197" svg:d="M79 0l-14 45h24l-3 11h-24l-31 99c-4 12-6 19-6 22 0 2 1 3 2 4 0 1 1 2 2 2 3 0 6-2 10-6 3-2 8-9 16-20l6 4c-10 14-19 25-28 30-6 4-12 6-18 6-4 0-8-1-11-4s-4-7-4-12c0-6 2-15 5-27l30-98h-26l2-7c12-3 22-8 31-15 8-6 18-18 30-34z">
            <text:p/>
          </draw:path>
          <draw:path draw:style-name="gr3" draw:text-style-name="P2" draw:layer="layout" svg:width="0.092cm" svg:height="0.311cm" svg:x="0.732cm" svg:y="0.3cm" svg:viewBox="0 0 93 312" svg:d="M93 305v7c-17-9-31-19-42-30-17-16-30-35-38-57-9-22-13-46-13-70 0-34 8-66 25-94 18-28 41-49 68-61v7c-14 8-25 18-34 31s-15 30-20 50-7 41-7 63c0 24 2 46 6 66 3 15 7 27 11 37 4 9 10 18 17 27 7 8 16 16 27 24z">
            <text:p/>
          </draw:path>
          <draw:path draw:style-name="gr3" draw:text-style-name="P2" draw:layer="layout" svg:width="0.093cm" svg:height="0.311cm" svg:x="0.971cm" svg:y="0.3cm" svg:viewBox="0 0 94 312" svg:d="M0 7v-7c17 8 32 18 43 30 16 16 28 35 38 57 8 22 13 44 13 68 0 36-9 67-27 95-17 29-39 49-67 62v-7c14-8 26-18 34-31 9-13 16-30 20-50s7-42 7-64c0-24-2-45-6-65-3-15-6-27-10-37-5-9-10-18-17-26-7-9-16-17-28-25z">
            <text:p/>
          </draw:path>
          <draw:polyline draw:style-name="gr2" draw:text-style-name="P1" draw:layer="layout" svg:width="4.116cm" svg:height="1.283cm" svg:x="2.864cm" svg:y="1.836cm" svg:viewBox="0 0 4117 1284" draw:points="0,896 257,1026 513,1154 657,1226 732,1256 814,1277 900,1284 982,1277 1064,1256 1143,1226 1156,1219 1239,1171 1314,1115 1386,1053 1540,896 2054,383 2211,229 2280,168 2358,109 2440,65 2454,58 2529,24 2611,7 2697,0 2779,7 2861,24 2940,58 2953,65 3012,99 3063,144 3107,198 3145,256 3210,383 3337,640 3552,1074 3583,1125 3617,1174 3658,1219 3682,1236 3709,1246 3737,1246 3764,1236 3785,1219 3826,1174 3860,1125 3891,1074 3980,896 4106,640 4117,622">
            <text:p/>
          </draw:polyline>
          <draw:line draw:style-name="gr2" draw:text-style-name="P1" draw:layer="layout" svg:x1="7.024cm" svg:y1="2.367cm" svg:x2="7.035cm" svg:y2="2.349cm">
            <text:p/>
          </draw:line>
          <draw:line draw:style-name="gr2" draw:text-style-name="P1" draw:layer="layout" svg:x1="7.079cm" svg:y1="2.258cm" svg:x2="7.09cm" svg:y2="2.24cm">
            <text:p/>
          </draw:line>
          <draw:line draw:style-name="gr2" draw:text-style-name="P1" draw:layer="layout" svg:x1="3.891cm" svg:y1="0.936cm" svg:x2="2.505cm" svg:y2="1.399cm">
            <text:p/>
          </draw:line>
          <draw:polygon draw:style-name="gr3" draw:text-style-name="P2" draw:layer="layout" svg:width="0.205cm" svg:height="0.174cm" svg:x="2.351cm" svg:y="1.306cm" svg:viewBox="0 0 206 175" draw:points="206,175 0,144 148,0">
            <text:p/>
          </draw:polygon>
          <draw:polygon draw:style-name="gr3" draw:text-style-name="P2" draw:layer="layout" svg:width="0.163cm" svg:height="0.204cm" svg:x="3.257cm" svg:y="0.305cm" svg:viewBox="0 0 164 205" draw:points="68,205 68,25 0,25 0,0 164,0 164,25 96,25 96,205">
            <text:p/>
          </draw:polygon>
          <draw:path draw:style-name="gr3" draw:text-style-name="P2" draw:layer="layout" svg:width="0.121cm" svg:height="0.204cm" svg:x="3.445cm" svg:y="0.305cm" svg:viewBox="0 0 122 205" svg:d="M0 205v-205h25v74c12-13 28-20 45-20 11 0 21 2 29 7 8 4 14 10 17 17 4 8 6 19 6 33v94h-26v-94c0-12-2-21-8-27-5-5-13-8-23-8-7 0-14 2-22 5-6 4-11 9-14 16-2 7-4 16-4 27v81z">
            <text:p/>
          </draw:path>
          <draw:path draw:style-name="gr3" draw:text-style-name="P2" draw:layer="layout" svg:width="0.026cm" svg:height="0.204cm" svg:x="3.604cm" svg:y="0.305cm" svg:viewBox="0 0 27 205" svg:d="M27 30h-27v-30h27zM27 205h-27v-148h27z">
            <text:p/>
          </draw:path>
          <draw:path draw:style-name="gr3" draw:text-style-name="P2" draw:layer="layout" svg:width="0.124cm" svg:height="0.154cm" svg:x="3.658cm" svg:y="0.358cm" svg:viewBox="0 0 125 155" svg:d="M0 108l25-4c1 9 5 17 12 22 6 6 15 8 28 8 11 0 20-2 25-7 6-4 9-10 9-16s-3-10-8-13c-3-3-12-5-26-9-19-5-32-9-39-12s-13-8-16-14c-4-6-6-13-6-21 0-6 2-12 5-18 3-5 7-10 12-14 4-3 9-5 16-7s14-3 22-3c13 0 23 2 32 5 8 3 15 8 19 14 4 5 7 13 9 23l-25 3c-1-8-4-14-10-18-5-4-12-6-23-6-12 0-20 1-25 5s-7 8-7 14c0 3 1 6 3 8 2 4 5 6 9 8 3 1 10 3 24 6 17 5 30 9 37 12s12 7 17 13c4 6 6 13 6 21 0 9-3 16-8 24-5 7-12 13-21 17s-20 6-31 6c-21 0-35-4-46-12-10-8-16-20-19-35z">
            <text:p/>
          </draw:path>
          <draw:path draw:style-name="gr3" draw:text-style-name="P2" draw:layer="layout" svg:width="0.129cm" svg:height="0.207cm" svg:x="3.891cm" svg:y="0.358cm" svg:viewBox="0 0 130 208" svg:d="M0 208v-205h23v20c5-8 12-14 19-17 7-4 15-6 25-6 13 0 24 3 34 10 9 6 17 15 22 27s7 25 7 39c0 15-3 28-8 40-6 12-13 22-24 29-10 7-21 10-33 10-8 0-16-2-22-6-8-3-13-8-18-14v73zM23 78c0 19 4 33 12 42s18 13 29 13 20-4 28-14c8-9 12-24 12-43s-4-33-11-42c-8-10-17-14-28-14s-20 5-30 15c-8 10-12 24-12 43z">
            <text:p/>
          </draw:path>
          <draw:path draw:style-name="gr3" draw:text-style-name="P2" draw:layer="layout" svg:width="0.139cm" svg:height="0.154cm" svg:x="4.041cm" svg:y="0.358cm" svg:viewBox="0 0 140 155" svg:d="M0 78c0-28 8-48 23-62 13-10 28-16 47-16 21 0 38 7 51 20s19 33 19 56c0 19-2 34-8 44-6 11-14 20-25 26s-24 9-37 9c-21 0-38-7-51-20s-19-32-19-57zM26 78c0 19 4 33 12 42 9 10 19 14 32 14 12 0 24-4 32-14 8-9 13-24 13-43 0-18-5-33-13-42s-20-14-32-14c-13 0-23 5-32 14-8 9-12 24-12 43z">
            <text:p/>
          </draw:path>
          <draw:path draw:style-name="gr3" draw:text-style-name="P2" draw:layer="layout" svg:width="0.081cm" svg:height="0.151cm" svg:x="4.21cm" svg:y="0.358cm" svg:viewBox="0 0 82 152" svg:d="M0 152v-149h23v23c6-11 11-18 16-21s11-5 17-5c8 0 17 3 26 8l-9 23c-7-3-13-5-19-5-5 0-10 2-15 5-4 3-7 8-9 14-3 8-4 18-4 29v78z">
            <text:p/>
          </draw:path>
          <draw:path draw:style-name="gr3" draw:text-style-name="P2" draw:layer="layout" svg:width="0.073cm" svg:height="0.201cm" svg:x="4.291cm" svg:y="0.31cm" svg:viewBox="0 0 74 202" svg:d="M70 177l4 22c-7 2-14 3-19 3-9 0-17-2-22-5s-8-6-10-11-3-15-3-30v-84h-20v-20h20v-37l25-15v52h25v20h-25v86c0 7 0 12 1 14s3 3 5 5c2 1 4 1 8 1 3 0 7 0 11-1z">
            <text:p/>
          </draw:path>
          <draw:path draw:style-name="gr3" draw:text-style-name="P2" draw:layer="layout" svg:width="0.025cm" svg:height="0.204cm" svg:x="4.385cm" svg:y="0.305cm" svg:viewBox="0 0 26 205" svg:d="M26 30h-26v-30h26zM26 205h-26v-148h26z">
            <text:p/>
          </draw:path>
          <draw:path draw:style-name="gr3" draw:text-style-name="P2" draw:layer="layout" svg:width="0.14cm" svg:height="0.154cm" svg:x="4.439cm" svg:y="0.358cm" svg:viewBox="0 0 141 155" svg:d="M0 78c0-28 8-48 23-62 13-10 29-16 47-16 21 0 38 7 51 20s20 33 20 56c0 19-3 34-9 44-6 11-14 20-25 26-12 6-24 9-37 9-21 0-38-7-50-20-13-13-20-32-20-57zM26 78c0 19 4 33 13 42 8 10 18 14 31 14s23-4 31-14c10-9 14-24 14-43 0-18-4-33-14-42-8-9-18-14-31-14s-23 5-31 14c-9 9-13 24-13 43z">
            <text:p/>
          </draw:path>
          <draw:path draw:style-name="gr3" draw:text-style-name="P2" draw:layer="layout" svg:width="0.121cm" svg:height="0.151cm" svg:x="4.608cm" svg:y="0.358cm" svg:viewBox="0 0 122 152" svg:d="M0 152v-149h23v21c11-16 27-24 47-24 9 0 18 2 26 5 7 3 13 7 17 12 3 6 6 12 8 19 0 5 1 13 1 24v92h-25v-91c0-10-1-18-3-23s-6-9-11-12c-6-3-11-4-18-4-11 0-20 3-28 10s-12 19-12 38v82z">
            <text:p/>
          </draw:path>
          <draw:path draw:style-name="gr3" draw:text-style-name="P2" draw:layer="layout" svg:width="0.139cm" svg:height="0.154cm" svg:x="4.838cm" svg:y="0.358cm" svg:viewBox="0 0 140 155" svg:d="M0 78c0-28 8-48 23-62 13-10 28-16 47-16 20 0 37 7 50 20 14 13 20 33 20 56 0 19-3 34-8 44-6 11-15 20-26 26s-23 9-36 9c-21 0-38-7-51-20s-19-32-19-57zM26 78c0 19 4 33 12 42 9 10 19 14 32 14 12 0 23-4 31-14 8-9 13-24 13-43 0-18-5-33-13-42s-19-14-31-14c-13 0-23 5-32 14-8 9-12 24-12 43z">
            <text:p/>
          </draw:path>
          <draw:path draw:style-name="gr3" draw:text-style-name="P2" draw:layer="layout" svg:width="0.087cm" svg:height="0.207cm" svg:x="4.99cm" svg:y="0.302cm" svg:viewBox="0 0 88 208" svg:d="M23 208v-129h-23v-20h23v-15c0-10 1-18 2-22 3-7 7-12 13-16s15-6 26-6c7 0 16 1 24 2l-3 22c-6-1-12-1-16-1-8 0-13 2-16 5-4 3-5 9-5 18v13h29v20h-29v129z">
            <text:p/>
          </draw:path>
          <draw:path draw:style-name="gr3" draw:text-style-name="P2" draw:layer="layout" svg:width="0.072cm" svg:height="0.201cm" svg:x="5.152cm" svg:y="0.31cm" svg:viewBox="0 0 73 202" svg:d="M70 177l3 22c-7 2-13 3-19 3-9 0-16-2-21-5s-8-6-10-11-3-15-3-30v-84h-20v-20h20v-37l25-15v52h25v20h-25v86c0 7 0 12 1 14s2 3 4 5c2 1 5 1 9 1 3 0 6 0 11-1z">
            <text:p/>
          </draw:path>
          <draw:path draw:style-name="gr3" draw:text-style-name="P2" draw:layer="layout" svg:width="0.121cm" svg:height="0.204cm" svg:x="5.246cm" svg:y="0.305cm" svg:viewBox="0 0 122 205" svg:d="M0 205v-205h25v74c12-13 28-20 46-20 11 0 20 2 28 7 8 4 14 10 17 17 4 8 6 19 6 33v94h-26v-94c0-12-2-21-8-27-5-5-13-8-23-8-7 0-14 2-21 5-7 4-12 9-15 16-2 7-4 16-4 27v81z">
            <text:p/>
          </draw:path>
          <draw:path draw:style-name="gr3" draw:text-style-name="P2" draw:layer="layout" svg:width="0.137cm" svg:height="0.154cm" svg:x="5.397cm" svg:y="0.358cm" svg:viewBox="0 0 138 155" svg:d="M111 104l26 3c-4 15-12 27-23 35-11 9-25 13-42 13-22 0-39-7-52-20-14-13-20-32-20-56 0-25 7-45 20-58 13-14 30-21 50-21s36 7 49 20c13 14 19 33 19 58 0 1 0 3 0 6h-111c1 16 5 29 14 37 8 9 18 13 31 13 9 0 17-2 23-7 7-5 12-13 16-23zM28 64h83c-1-14-4-23-9-29-8-10-19-14-31-14s-22 3-30 11c-7 8-12 18-13 32z">
            <text:p/>
          </draw:path>
          <draw:path draw:style-name="gr3" draw:text-style-name="P2" draw:layer="layout" svg:width="0.123cm" svg:height="0.154cm" svg:x="5.635cm" svg:y="0.358cm" svg:viewBox="0 0 124 155" svg:d="M0 108l24-4c2 9 6 17 12 22 7 6 16 8 28 8s20-2 26-7c5-4 8-10 8-16s-2-10-7-13c-4-3-12-5-26-9-19-5-32-9-39-12-8-3-13-8-17-14-3-6-5-13-5-21 0-6 1-12 4-18 3-5 7-10 13-14 4-3 9-5 16-7s14-3 23-3c11 0 21 2 30 5s16 8 20 14c4 5 7 13 8 23l-24 3c-1-8-5-14-10-18s-13-6-23-6c-12 0-20 1-25 5s-8 8-8 14c0 3 1 6 3 8 2 4 6 6 10 8 2 1 10 3 23 6 18 5 30 9 37 12 8 3 13 7 17 13s6 13 6 21c0 9-2 16-7 24-5 7-12 13-21 17-10 4-20 6-32 6-20 0-35-4-45-12s-17-20-19-35z">
            <text:p/>
          </draw:path>
          <draw:path draw:style-name="gr3" draw:text-style-name="P2" draw:layer="layout" svg:width="0.025cm" svg:height="0.204cm" svg:x="5.788cm" svg:y="0.305cm" svg:viewBox="0 0 26 205" svg:d="M26 30h-26v-30h26zM26 205h-26v-148h26z">
            <text:p/>
          </draw:path>
          <draw:path draw:style-name="gr3" draw:text-style-name="P2" draw:layer="layout" svg:width="0.131cm" svg:height="0.21cm" svg:x="5.842cm" svg:y="0.358cm" svg:viewBox="0 0 132 211" svg:d="M5 163l24 3c1 9 4 14 9 18 6 4 15 6 26 6 12 0 21-2 28-6 6-5 10-11 12-21 2-5 2-15 2-32-11 13-24 20-42 20-20 0-36-8-47-22-12-15-17-32-17-53 0-14 2-27 7-39 6-12 13-21 23-27 10-7 21-10 34-10 19 0 33 7 45 21v-18h23v128c0 22-3 39-7 49-5 10-12 17-23 23-10 5-22 8-38 8-18 0-32-4-43-12-11-7-16-19-16-36zM26 74c0 20 3 34 11 43 8 8 18 13 29 13 13 0 23-5 31-13 7-9 11-23 11-42 0-18-4-31-12-40-8-10-18-14-30-14-11 0-21 4-29 13-7 9-11 23-11 40z">
            <text:p/>
          </draw:path>
          <draw:path draw:style-name="gr3" draw:text-style-name="P2" draw:layer="layout" svg:width="0.121cm" svg:height="0.151cm" svg:x="6.011cm" svg:y="0.358cm" svg:viewBox="0 0 122 152" svg:d="M0 152v-149h23v21c11-16 26-24 47-24 9 0 17 2 25 5 7 3 13 7 17 12 3 6 7 12 8 19 1 5 2 13 2 24v92h-27v-91c0-10 0-18-2-23s-6-9-11-12-11-4-17-4c-11 0-20 3-28 10s-12 19-12 38v82z">
            <text:p/>
          </draw:path>
          <draw:path draw:style-name="gr3" draw:text-style-name="P2" draw:layer="layout" svg:width="0.137cm" svg:height="0.154cm" svg:x="6.162cm" svg:y="0.358cm" svg:viewBox="0 0 138 155" svg:d="M107 133c-10 8-19 14-27 17-9 3-18 5-28 5-17 0-29-4-39-12-9-8-13-18-13-30 0-8 2-14 5-20s8-11 14-14c5-4 11-7 18-8 5-2 12-3 22-4 21-3 36-5 46-9 0-3 0-5 0-6 0-11-3-19-8-23-6-5-16-8-28-8s-21 2-27 6c-5 4-9 11-12 22l-26-3c2-11 6-19 12-26 5-6 13-11 23-15 9-3 21-5 33-5 13 0 24 2 31 5 8 3 14 6 18 11 4 4 6 10 8 17 1 4 1 12 1 24v33c0 23 1 38 2 44s3 12 6 18h-26c-3-6-5-12-5-19zM105 78c-10 3-23 7-42 9-10 2-17 3-22 5-4 2-7 5-10 8-2 4-3 8-3 12 0 7 2 12 7 17 6 4 13 6 23 6s18-2 26-6c7-4 13-10 16-17 3-6 5-14 5-25z">
            <text:p/>
          </draw:path>
          <draw:polygon draw:style-name="gr3" draw:text-style-name="P2" draw:layer="layout" svg:width="0.026cm" svg:height="0.204cm" svg:x="6.329cm" svg:y="0.305cm" svg:viewBox="0 0 27 205" draw:points="0,205 27,205 27,0 0,0">
            <text:p/>
          </draw:polygon>
          <draw:path draw:style-name="gr3" draw:text-style-name="P2" draw:layer="layout" svg:width="0.025cm" svg:height="0.204cm" svg:x="6.473cm" svg:y="0.305cm" svg:viewBox="0 0 26 205" svg:d="M26 30h-26v-30h26zM26 205h-26v-148h26z">
            <text:p/>
          </draw:path>
          <draw:path draw:style-name="gr3" draw:text-style-name="P2" draw:layer="layout" svg:width="0.123cm" svg:height="0.154cm" svg:x="6.527cm" svg:y="0.358cm" svg:viewBox="0 0 124 155" svg:d="M0 108l26-4c1 9 5 17 12 22 6 6 15 8 26 8 12 0 21-2 26-7 6-4 9-10 9-16s-3-10-8-13c-3-3-12-5-26-9-18-5-31-9-38-12-8-3-14-8-17-14-4-6-6-13-6-21 0-6 2-12 5-18 3-5 7-10 12-14 5-3 10-5 17-7s14-3 22-3c11 0 22 2 31 5 8 3 15 8 19 14 4 5 7 13 9 23l-25 3c-1-8-4-14-10-18-5-4-13-6-22-6-12 0-20 1-25 5s-7 8-7 14c0 3 1 6 3 8 2 4 5 6 9 8 3 1 10 3 22 6 18 5 31 9 38 12s12 7 16 13 6 13 6 21c0 9-2 16-7 24-5 7-12 13-21 17s-20 6-31 6c-20 0-35-4-46-12-10-8-16-20-19-35z">
            <text:p/>
          </draw:path>
          <draw:path draw:style-name="gr3" draw:text-style-name="P2" draw:layer="layout" svg:width="0.121cm" svg:height="0.151cm" svg:x="6.759cm" svg:y="0.361cm" svg:viewBox="0 0 122 152" svg:d="M99 149v-22c-12 16-28 25-48 25-9 0-17-2-24-5-8-4-14-8-17-13-4-5-7-11-8-18-1-5-2-14-2-25v-91h26v82c0 13 0 22 1 26 2 8 5 13 10 17 5 3 12 5 19 5 8 0 15-2 21-6 7-3 12-9 15-16s5-16 5-29v-79h25v149z">
            <text:p/>
          </draw:path>
          <draw:path draw:style-name="gr3" draw:text-style-name="P2" draw:layer="layout" svg:width="0.124cm" svg:height="0.154cm" svg:x="6.909cm" svg:y="0.358cm" svg:viewBox="0 0 125 155" svg:d="M0 108l26-4c2 9 6 17 12 22 6 6 15 8 27 8 11 0 20-2 26-7 5-4 8-10 8-16s-2-10-7-13c-4-3-13-5-26-9-19-5-31-9-39-12-7-3-12-8-17-14-4-6-5-13-5-21 0-6 1-12 4-18 4-5 8-10 14-14 4-3 9-5 16-7 6-2 14-3 21-3 12 0 22 2 31 5s15 8 20 14c4 5 7 13 8 23l-24 3c-2-8-5-14-10-18-6-4-13-6-23-6-11 0-20 1-25 5s-7 8-7 14c0 3 1 6 3 8 2 4 5 6 10 8 2 1 10 3 22 6 18 5 30 9 37 12s13 7 17 13 6 13 6 21c0 9-3 16-7 24-5 7-12 13-22 17-9 4-19 6-31 6-19 0-34-4-44-12-11-8-18-20-21-35z">
            <text:p/>
          </draw:path>
          <draw:path draw:style-name="gr3" draw:text-style-name="P2" draw:layer="layout" svg:width="0.137cm" svg:height="0.154cm" svg:x="7.054cm" svg:y="0.358cm" svg:viewBox="0 0 138 155" svg:d="M110 104l27 3c-4 15-11 27-23 35-11 9-26 13-43 13-22 0-39-7-51-20-13-13-20-32-20-56 0-25 7-45 20-58 13-14 29-21 50-21 20 0 36 7 48 20 14 14 20 33 20 58 0 1 0 3 0 6h-112c1 16 6 29 14 37 8 9 19 13 31 13 9 0 17-2 24-7 6-5 11-13 15-23zM28 64h83c-2-14-5-23-10-29-8-10-18-14-31-14-12 0-21 3-29 11s-12 18-13 32z">
            <text:p/>
          </draw:path>
          <draw:path draw:style-name="gr3" draw:text-style-name="P2" draw:layer="layout" svg:width="0.129cm" svg:height="0.207cm" svg:x="7.213cm" svg:y="0.305cm" svg:viewBox="0 0 130 208" svg:d="M106 205v-20c-9 15-23 23-42 23-12 0-23-3-33-10s-18-16-23-28c-6-12-8-25-8-40s2-28 7-40 12-21 22-27c10-7 21-10 34-10 9 0 17 2 24 6s13 8 18 14v-73h25v205zM26 130c0 19 4 33 12 42 8 10 17 14 28 14 12 0 22-4 29-13 8-9 12-23 12-41 0-20-4-35-12-44s-17-14-30-14c-11 0-21 4-28 13-8 9-11 24-11 43z">
            <text:p/>
          </draw:path>
          <draw:path draw:style-name="gr3" draw:text-style-name="P2" draw:layer="layout" svg:width="0.087cm" svg:height="0.207cm" svg:x="7.445cm" svg:y="0.302cm" svg:viewBox="0 0 88 208" svg:d="M22 208v-129h-22v-20h22v-15c0-10 1-18 3-22 2-7 8-12 14-16s14-6 25-6c7 0 15 1 24 2l-4 22c-5-1-10-1-15-1-7 0-13 2-16 5s-5 9-5 18v13h29v20h-28v129z">
            <text:p/>
          </draw:path>
          <draw:path draw:style-name="gr3" draw:text-style-name="P2" draw:layer="layout" svg:width="0.139cm" svg:height="0.154cm" svg:x="7.532cm" svg:y="0.358cm" svg:viewBox="0 0 140 155" svg:d="M0 78c0-28 7-48 23-62 12-10 28-16 46-16 22 0 39 7 51 20 13 13 20 33 20 56 0 19-3 34-9 44-5 11-14 20-25 26s-23 9-37 9c-20 0-37-7-50-20s-19-32-19-57zM25 78c0 19 5 33 13 42 8 10 19 14 31 14 14 0 24-4 33-14 8-9 12-24 12-43 0-18-4-33-12-42-9-9-19-14-33-14-12 0-23 5-31 14s-13 24-13 43z">
            <text:p/>
          </draw:path>
          <draw:path draw:style-name="gr3" draw:text-style-name="P2" draw:layer="layout" svg:width="0.081cm" svg:height="0.151cm" svg:x="7.7cm" svg:y="0.358cm" svg:viewBox="0 0 82 152" svg:d="M0 152v-149h23v23c6-11 11-18 16-21s10-5 17-5c9 0 17 3 26 8l-9 23c-6-3-12-5-18-5-7 0-12 2-16 5s-8 8-9 14c-3 8-5 18-5 29v78z">
            <text:p/>
          </draw:path>
          <draw:path draw:style-name="gr3" draw:text-style-name="P2" draw:layer="layout" svg:width="0.17cm" svg:height="0.204cm" svg:x="3.625cm" svg:y="0.647cm" svg:viewBox="0 0 171 205" svg:d="M0 205v-205h71c16 0 28 1 37 3 12 3 22 8 31 15 10 9 19 20 24 35 5 14 8 31 8 49 0 15-2 29-5 41-4 12-9 22-14 30-6 7-12 13-19 18-7 4-15 8-26 10-9 2-20 4-33 4zM27 181h44c14 0 24-1 32-4 8-2 15-6 19-11 7-6 12-14 15-25 4-11 6-24 6-39 0-23-4-39-11-51-7-11-15-19-26-23-8-2-19-4-35-4h-44z">
            <text:p/>
          </draw:path>
          <draw:polygon draw:style-name="gr3" draw:text-style-name="P2" draw:layer="layout" svg:width="0.138cm" svg:height="0.204cm" svg:x="3.834cm" svg:y="0.647cm" svg:viewBox="0 0 139 205" draw:points="0,205 0,0 139,0 139,24 27,24 27,89 124,89 124,112 27,112 27,205">
            <text:p/>
          </draw:polygon>
          <draw:polygon draw:style-name="gr3" draw:text-style-name="P2" draw:layer="layout" svg:width="0.163cm" svg:height="0.204cm" svg:x="3.992cm" svg:y="0.647cm" svg:viewBox="0 0 164 205" draw:points="68,205 68,24 0,24 0,0 164,0 164,24 95,24 95,205">
            <text:p/>
          </draw:polygon>
          <draw:path draw:style-name="gr3" draw:text-style-name="P2" draw:layer="layout" svg:width="0.137cm" svg:height="0.154cm" svg:x="4.251cm" svg:y="0.7cm" svg:viewBox="0 0 138 155" svg:d="M106 133c-9 8-18 14-27 17-8 3-18 5-27 5-17 0-29-4-38-12-10-8-14-18-14-30 0-7 1-14 5-20s8-11 14-14c5-4 11-7 18-8 5-2 12-3 22-4 21-3 36-5 45-9 0-3 0-5 0-6 0-10-2-17-7-22-6-5-16-8-29-8-11 0-20 2-26 6s-10 12-12 22l-26-3c2-11 7-19 12-26s13-12 22-16c10-3 21-5 34-5s23 2 31 5 14 6 18 12c4 4 6 10 8 17 1 4 1 12 1 23v33c0 23 0 38 1 44 2 6 4 12 7 18h-27c-2-6-4-12-5-19zM104 78c-9 4-23 7-41 9-10 2-18 3-22 5s-8 5-10 8c-2 4-3 8-3 12 0 7 2 12 7 17 5 4 13 6 23 6 9 0 18-2 26-6 7-4 13-10 16-17 3-6 4-14 4-25z">
            <text:p/>
          </draw:path>
          <draw:path draw:style-name="gr3" draw:text-style-name="P2" draw:layer="layout" svg:width="0.12cm" svg:height="0.151cm" svg:x="4.419cm" svg:y="0.7cm" svg:viewBox="0 0 121 152" svg:d="M0 152v-149h22v21c12-16 28-24 49-24 9 0 17 2 24 5 8 3 13 7 17 13 4 5 6 11 8 18 1 5 1 13 1 24v92h-25v-91c0-10-1-18-3-23s-5-9-10-12-11-4-18-4c-10 0-20 3-27 10-9 7-13 19-13 39v81z">
            <text:p/>
          </draw:path>
          <draw:path draw:style-name="gr3" draw:text-style-name="P2" draw:layer="layout" svg:width="0.129cm" svg:height="0.207cm" svg:x="4.569cm" svg:y="0.647cm" svg:viewBox="0 0 130 208" svg:d="M106 205v-19c-9 14-23 22-41 22-12 0-23-3-33-10-10-6-18-15-23-27-7-12-9-25-9-40s2-28 8-40c5-12 12-21 22-27 10-8 21-11 33-11 9 0 17 2 24 6 7 5 13 9 17 16v-75h26v205zM26 131c0 19 4 33 12 42 9 10 18 14 29 14s20-4 28-13 12-22 12-41c0-20-4-35-12-44s-18-14-29-14-21 4-28 13c-8 9-12 24-12 43z">
            <text:p/>
          </draw:path>
          <draw:path draw:style-name="gr3" draw:text-style-name="P2" draw:layer="layout" svg:width="0.124cm" svg:height="0.154cm" svg:x="4.807cm" svg:y="0.7cm" svg:viewBox="0 0 125 155" svg:d="M0 108l26-4c2 10 5 17 12 22 6 6 15 8 27 8 11 0 20-2 26-7 5-4 8-10 8-16s-3-10-8-13c-3-3-12-5-25-9-19-4-32-8-39-12-8-3-13-8-17-14s-6-12-6-19 2-13 5-19c3-5 7-11 12-15 5-2 11-5 17-7 7-2 14-3 22-3 12 0 22 2 31 5 9 4 15 8 19 15 5 5 7 13 9 23l-25 3c-1-8-4-14-9-18-6-4-13-6-23-6-12 0-20 2-25 5-5 4-7 9-7 14 0 3 1 6 3 8 2 3 5 5 10 7 2 1 10 3 22 6 18 5 30 9 37 12s13 7 17 13 6 13 6 21c0 9-3 16-8 24-4 7-12 13-21 17s-20 6-31 6c-20 0-34-4-45-12s-17-20-20-35z">
            <text:p/>
          </draw:path>
          <draw:path draw:style-name="gr3" draw:text-style-name="P2" draw:layer="layout" svg:width="0.129cm" svg:height="0.207cm" svg:x="4.961cm" svg:y="0.7cm" svg:viewBox="0 0 130 208" svg:d="M0 208v-205h23v21c5-8 11-13 18-18 7-4 15-6 25-6 12 0 24 3 33 11 10 6 17 15 22 27s9 25 9 39c0 15-4 28-10 40-5 13-13 22-23 28-11 7-22 10-33 10-9 0-16-2-23-5-6-4-12-8-16-14v72zM23 79c0 19 3 33 11 42s17 13 28 13 21-4 29-14c8-9 12-24 12-43s-4-33-12-42c-8-10-17-14-28-14-10 0-20 5-28 15s-12 24-12 43z">
            <text:p/>
          </draw:path>
          <draw:path draw:style-name="gr3" draw:text-style-name="P2" draw:layer="layout" svg:width="0.137cm" svg:height="0.154cm" svg:x="5.112cm" svg:y="0.7cm" svg:viewBox="0 0 138 155" svg:d="M111 104l26 3c-4 15-12 27-23 35-11 9-25 13-43 13-21 0-39-7-52-20s-19-32-19-56 6-44 19-57c14-15 31-22 51-22s36 7 49 21c12 14 19 32 19 57 0 1-1 3-1 6h-110c0 17 5 29 13 37 9 9 19 13 31 13 10 0 18-2 24-7 7-5 12-12 16-23zM28 64h83c-1-12-4-22-10-28-8-10-18-14-31-14-11 0-21 3-29 11s-12 18-13 31z">
            <text:p/>
          </draw:path>
          <draw:path draw:style-name="gr3" draw:text-style-name="P2" draw:layer="layout" svg:width="0.129cm" svg:height="0.154cm" svg:x="5.272cm" svg:y="0.7cm" svg:viewBox="0 0 130 155" svg:d="M106 98l24 3c-2 17-9 30-20 40-12 9-25 14-42 14-21 0-37-7-49-20-13-13-19-32-19-56 0-16 3-30 8-42s13-21 24-28c11-6 23-9 36-9 17 0 30 4 40 12 11 9 17 21 20 36l-24 3c-3-9-7-17-13-22s-13-7-22-7c-13 0-23 4-31 13s-12 23-12 43 4 34 11 43c8 9 18 13 30 13 11 0 19-3 26-9s11-15 13-27z">
            <text:p/>
          </draw:path>
          <draw:path draw:style-name="gr3" draw:text-style-name="P2" draw:layer="layout" svg:width="0.072cm" svg:height="0.201cm" svg:x="5.409cm" svg:y="0.652cm" svg:viewBox="0 0 73 202" svg:d="M70 177l3 22c-7 2-13 3-19 3-10 0-17-2-22-5s-9-6-11-11-3-14-3-29v-86h-18v-20h18v-36l25-15v51h27v20h-27v87c0 7 1 12 2 14s2 3 5 5c2 1 5 1 9 1 2 0 6 0 11-1z">
            <text:p/>
          </draw:path>
          <draw:path draw:style-name="gr3" draw:text-style-name="P2" draw:layer="layout" svg:width="0.081cm" svg:height="0.151cm" svg:x="5.502cm" svg:y="0.7cm" svg:viewBox="0 0 82 152" svg:d="M0 152v-149h24v23c6-11 11-17 16-21 5-3 10-5 16-5 9 0 17 3 26 8l-9 23c-6-3-12-5-18-5s-11 2-15 5-7 8-9 14c-3 8-4 18-4 30v77z">
            <text:p/>
          </draw:path>
          <draw:path draw:style-name="gr3" draw:text-style-name="P2" draw:layer="layout" svg:width="0.121cm" svg:height="0.151cm" svg:x="5.597cm" svg:y="0.703cm" svg:viewBox="0 0 122 152" svg:d="M99 149v-22c-11 16-27 25-48 25-9 0-17-2-24-5-8-4-14-8-17-13-4-5-7-11-8-18-1-5-2-13-2-24v-92h26v83c0 13 0 22 1 26 2 7 5 12 10 16 5 3 12 5 20 5s15-2 22-6c6-3 11-9 14-15 2-7 4-16 4-29v-80h25v149z">
            <text:p/>
          </draw:path>
          <draw:path draw:style-name="gr3" draw:text-style-name="P2" draw:layer="layout" svg:width="0.202cm" svg:height="0.151cm" svg:x="5.757cm" svg:y="0.7cm" svg:viewBox="0 0 203 152" svg:d="M0 152v-149h23v21c5-7 11-13 19-17 7-5 16-7 26-7 11 0 20 2 27 7 7 4 12 11 15 19 12-17 27-26 46-26 15 0 26 4 34 12 9 8 13 21 13 38v102h-26v-94c0-10-1-17-2-22-2-4-5-8-9-10-5-3-10-4-15-4-11 0-20 3-27 10s-10 18-10 33v87h-25v-97c0-11-2-19-6-25-5-5-11-8-21-8-7 0-13 2-19 5-6 4-11 9-13 17-3 7-4 17-4 31v77z">
            <text:p/>
          </draw:path>
          <draw:path draw:style-name="gr3" draw:text-style-name="P2" draw:layer="layout" svg:width="0.129cm" svg:height="0.154cm" svg:x="6.069cm" svg:y="0.7cm" svg:viewBox="0 0 130 155" svg:d="M105 98l25 3c-3 17-10 30-21 40-11 9-25 14-41 14-21 0-38-7-50-20s-18-32-18-56c0-16 2-30 8-42 5-12 13-21 24-28 11-6 24-9 36-9 16 0 30 4 40 12 10 9 17 21 20 36l-25 3c-2-9-6-17-12-22s-13-7-22-7c-12 0-24 4-32 13s-12 23-12 43 4 34 12 43 19 13 31 13c10 0 18-3 25-9 6-6 10-15 12-27z">
            <text:p/>
          </draw:path>
          <draw:path draw:style-name="gr3" draw:text-style-name="P2" draw:layer="layout" svg:width="0.137cm" svg:height="0.154cm" svg:x="6.211cm" svg:y="0.7cm" svg:viewBox="0 0 138 155" svg:d="M107 133c-11 8-20 14-28 17-9 3-18 5-28 5-17 0-29-4-38-12s-13-18-13-30c0-7 1-14 5-20 3-6 7-11 13-14 5-4 11-7 18-8 5-2 12-3 22-4 21-3 36-5 46-9 1-3 1-5 1-6 0-10-4-17-9-22-6-5-16-8-28-8s-21 2-27 6c-5 4-10 12-12 22l-25-3c2-11 6-19 11-26s13-12 23-16c9-3 21-5 33-5 13 0 23 2 31 5 9 3 15 6 19 12 4 4 6 10 8 17 1 4 1 12 1 23v33c0 23 1 38 2 44s3 12 6 18h-26c-3-6-5-12-5-19zM105 78c-11 4-24 7-43 9-10 2-17 3-22 5-4 2-7 5-10 8-2 4-3 8-3 12 0 7 2 12 7 17 6 4 13 6 23 6s18-2 26-6c7-4 13-10 16-17 3-6 5-14 5-25z">
            <text:p/>
          </draw:path>
          <draw:polygon draw:style-name="gr3" draw:text-style-name="P2" draw:layer="layout" svg:width="0.025cm" svg:height="0.204cm" svg:x="6.378cm" svg:y="0.647cm" svg:viewBox="0 0 26 205" draw:points="0,205 26,205 26,0 0,0">
            <text:p/>
          </draw:polygon>
          <draw:path draw:style-name="gr3" draw:text-style-name="P2" draw:layer="layout" svg:width="0.129cm" svg:height="0.154cm" svg:x="6.435cm" svg:y="0.7cm" svg:viewBox="0 0 130 155" svg:d="M106 98l24 3c-2 17-9 30-20 40-12 9-25 14-42 14-21 0-37-7-49-20-13-13-19-32-19-56 0-16 3-30 8-42s13-21 24-28c11-6 23-9 36-9 17 0 30 4 40 12 11 9 17 21 20 36l-24 3c-3-9-7-17-13-22s-13-7-22-7c-13 0-23 4-31 13s-12 23-12 43 4 34 11 43c8 9 18 13 30 13 11 0 19-3 26-9s11-15 13-27z">
            <text:p/>
          </draw:path>
          <draw:path draw:style-name="gr3" draw:text-style-name="P2" draw:layer="layout" svg:width="0.121cm" svg:height="0.151cm" svg:x="6.585cm" svg:y="0.703cm" svg:viewBox="0 0 122 152" svg:d="M99 149v-22c-11 16-27 25-47 25-9 0-17-2-25-5-8-4-14-8-17-13-4-5-7-11-8-18-1-5-2-13-2-24v-92h27v83c0 13 0 22 1 26 2 7 5 12 10 16 5 3 12 5 19 5 8 0 15-2 21-6 7-3 12-9 14-15 3-7 5-16 5-29v-80h25v149z">
            <text:p/>
          </draw:path>
          <draw:polygon draw:style-name="gr3" draw:text-style-name="P2" draw:layer="layout" svg:width="0.025cm" svg:height="0.204cm" svg:x="6.745cm" svg:y="0.647cm" svg:viewBox="0 0 26 205" draw:points="0,205 26,205 26,0 0,0">
            <text:p/>
          </draw:polygon>
          <draw:path draw:style-name="gr3" draw:text-style-name="P2" draw:layer="layout" svg:width="0.137cm" svg:height="0.154cm" svg:x="6.8cm" svg:y="0.7cm" svg:viewBox="0 0 138 155" svg:d="M107 133c-9 8-18 14-27 17s-19 5-29 5c-16 0-29-4-37-12-9-8-14-18-14-30 0-7 2-14 5-20 4-6 8-11 13-14 6-4 12-7 19-8 4-2 12-3 22-4 21-3 36-5 46-9 0-3 0-5 0-6 0-10-2-17-7-22-6-5-16-8-29-8s-21 2-27 6-10 12-13 22l-24-3c2-11 6-19 11-26s12-12 22-16c10-3 21-5 35-5 13 0 23 2 31 5s14 6 18 12c3 4 6 10 7 17 1 4 2 12 2 23v33c0 23 0 38 1 44s3 12 6 18h-26c-3-6-4-12-5-19zM105 78c-9 4-23 7-41 9-12 2-19 3-23 5-5 2-8 5-10 8-3 4-4 8-4 12 0 7 3 12 8 17 5 4 13 6 22 6 11 0 20-2 27-6 8-4 13-10 17-17 3-6 4-14 4-25z">
            <text:p/>
          </draw:path>
          <draw:path draw:style-name="gr3" draw:text-style-name="P2" draw:layer="layout" svg:width="0.073cm" svg:height="0.201cm" svg:x="6.954cm" svg:y="0.652cm" svg:viewBox="0 0 74 202" svg:d="M70 177l4 22c-7 2-14 3-19 3-10 0-17-2-22-5s-8-6-10-11-3-14-3-29v-86h-20v-20h20v-36l25-15v51h25v20h-25v87c0 7 0 12 1 14s3 3 5 5c2 1 4 1 8 1 3 0 7 0 11-1z">
            <text:p/>
          </draw:path>
          <draw:path draw:style-name="gr3" draw:text-style-name="P2" draw:layer="layout" svg:width="0.025cm" svg:height="0.204cm" svg:x="7.048cm" svg:y="0.647cm" svg:viewBox="0 0 26 205" svg:d="M26 29h-26v-29h26zM26 205h-26v-149h26z">
            <text:p/>
          </draw:path>
          <draw:path draw:style-name="gr3" draw:text-style-name="P2" draw:layer="layout" svg:width="0.14cm" svg:height="0.154cm" svg:x="7.102cm" svg:y="0.7cm" svg:viewBox="0 0 141 155" svg:d="M0 78c0-27 8-47 23-60 13-12 29-18 47-18 21 0 38 7 51 21 13 13 20 32 20 55 0 19-3 34-9 45-6 10-14 19-25 25s-24 9-37 9c-21 0-38-7-50-20-13-13-20-32-20-57zM26 78c0 19 4 33 13 42 8 10 18 14 31 14s24-4 32-14c9-9 13-24 13-43 0-18-4-32-13-41-8-9-20-14-32-14-13 0-23 5-31 14-9 9-13 23-13 42z">
            <text:p/>
          </draw:path>
          <draw:path draw:style-name="gr3" draw:text-style-name="P2" draw:layer="layout" svg:width="0.121cm" svg:height="0.151cm" svg:x="7.271cm" svg:y="0.7cm" svg:viewBox="0 0 122 152" svg:d="M0 152v-149h23v21c11-16 27-24 48-24 9 0 17 2 25 5 7 3 13 7 17 13 3 5 6 11 7 18 1 5 2 13 2 24v92h-25v-91c0-10-1-18-3-23s-6-9-11-12-11-4-17-4c-12 0-21 3-29 10s-12 19-12 39v81z">
            <text:p/>
          </draw:path>
          <draw:line draw:style-name="gr2" draw:text-style-name="P1" draw:layer="layout" svg:x1="2.864cm" svg:y1="3.245cm" svg:x2="2.864cm" svg:y2="2.732cm">
            <text:p/>
          </draw:li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cm" fo:margin-bottom="0.1cm" fo:margin-left="0.1cm" fo:margin-right="0.1cm" fo:page-width="9.1cm" fo:page-height="3.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0:47:05.042891240</meta:creation-date>
    <dc:date>2023-08-21T10:50:33.313959775</dc:date>
    <meta:editing-duration>PT3M28S</meta:editing-duration>
    <meta:editing-cycles>4</meta:editing-cycles>
    <meta:generator>LibreOffice/7.6.0.2$Linux_X86_64 LibreOffice_project/60$Build-2</meta:generator>
    <meta:document-statistic meta:object-count="124"/>
  </office:meta>
</office:document-meta>
</file>